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3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4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5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6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7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8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9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10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11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/>
    </style:style>
    <style:style style:name="T12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13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T14" style:parent-style-name="DefaultParagraphFont" style:family="text">
      <style:text-properties style:font-name="Segoe UI" style:font-name-complex="Segoe UI" fo:font-weight="bold" style:font-weight-asian="bold" fo:color="#212121" fo:font-size="14pt" style:font-size-asian="14pt" style:font-size-complex="14pt" fo:background-color="#FFFFFF"/>
    </style:style>
    <style:style style:name="P15" style:parent-style-name="Normal" style:family="paragraph">
      <style:text-properties fo:font-weight="bold" style:font-weight-asian="bold" fo:font-size="14pt" style:font-size-asian="14pt" style:font-size-complex="14pt"/>
    </style:style>
    <style:style style:name="P16" style:parent-style-name="Normal" style:family="paragraph">
      <style:paragraph-properties fo:margin-bottom="0.0833in" fo:line-height="100%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margin-bottom="0.0833in" fo:line-height="100%"/>
      <style:text-properties fo:font-weight="bold" style:font-weight-asian="bold" fo:font-size="14pt" style:font-size-asian="14pt"/>
    </style:style>
    <style:style style:name="P19" style:parent-style-name="Normal" style:family="paragraph">
      <style:paragraph-properties fo:margin-bottom="0.0833in" fo:line-height="100%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Normal" style:family="paragraph">
      <style:paragraph-properties fo:margin-bottom="0.0833in" fo:line-height="100%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P69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70" style:parent-style-name="Normal" style:family="paragraph">
      <style:paragraph-properties fo:margin-bottom="0.0833in" fo:line-height="100%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P72" style:parent-style-name="Normal" style:family="paragraph">
      <style:paragraph-properties fo:margin-bottom="0in" fo:line-height="90%"/>
      <style:text-properties fo:font-style="italic" style:font-style-asian="italic" fo:font-size="18pt" style:font-size-asian="18pt" style:font-size-complex="18pt"/>
    </style:style>
    <style:style style:name="P73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74" style:parent-style-name="Normal" style:family="paragraph">
      <style:paragraph-properties fo:margin-bottom="0.0833in" fo:line-height="100%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Normal" style:family="paragraph">
      <style:paragraph-properties fo:margin-bottom="0in" fo:line-height="90%"/>
      <style:text-properties fo:font-style="italic" style:font-style-asian="italic" fo:font-size="16pt" style:font-size-asian="16pt" style:font-size-complex="16pt"/>
    </style:style>
    <style:style style:name="P77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78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color="#211D1E"/>
    </style:style>
    <style:style style:name="P107" style:parent-style-name="Normal" style:family="paragraph">
      <style:paragraph-properties fo:margin-bottom="0.0833in" fo:line-height="100%"/>
    </style:style>
    <style:style style:name="T108" style:parent-style-name="DefaultParagraphFont" style:family="text">
      <style:text-properties fo:font-weight="bold" style:font-weight-asian="bold" fo:font-size="14pt" style:font-size-asian="14pt"/>
    </style:style>
    <style:style style:name="T109" style:parent-style-name="DefaultParagraphFont" style:family="text">
      <style:text-properties fo:font-weight="bold" style:font-weight-asian="bold" fo:font-size="14pt" style:font-size-asian="14pt"/>
    </style:style>
    <style:style style:name="T110" style:parent-style-name="DefaultParagraphFont" style:family="text">
      <style:text-properties fo:font-weight="bold" style:font-weight-asian="bold" fo:font-size="14pt" style:font-size-asian="14pt"/>
    </style:style>
    <style:style style:name="T111" style:parent-style-name="DefaultParagraphFont" style:family="text">
      <style:text-properties fo:font-weight="bold" style:font-weight-asian="bold" fo:font-size="14pt" style:font-size-asian="14pt"/>
    </style:style>
    <style:style style:name="T112" style:parent-style-name="DefaultParagraphFont" style:family="text">
      <style:text-properties fo:font-weight="bold" style:font-weight-asian="bold" fo:font-size="14pt" style:font-size-asian="14pt"/>
    </style:style>
    <style:style style:name="T113" style:parent-style-name="DefaultParagraphFont" style:family="text">
      <style:text-properties fo:font-weight="bold" style:font-weight-asian="bold" fo:font-size="14pt" style:font-size-asian="14pt"/>
    </style:style>
    <style:style style:name="T114" style:parent-style-name="DefaultParagraphFont" style:family="text">
      <style:text-properties fo:font-weight="bold" style:font-weight-asian="bold" fo:font-size="14pt" style:font-size-asian="14pt"/>
    </style:style>
    <style:style style:name="T11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16" style:parent-style-name="Normal" style:family="paragraph">
      <style:paragraph-properties fo:margin-bottom="0.0833in" fo:line-height="100%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P128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129" style:parent-style-name="Normal" style:family="paragraph">
      <style:paragraph-properties fo:margin-bottom="0in" fo:line-height="100%"/>
      <style:text-properties fo:color="#211D1E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fo:color="#211D1E"/>
    </style:style>
    <style:style style:name="T132" style:parent-style-name="DefaultParagraphFont" style:family="text">
      <style:text-properties fo:color="#211D1E"/>
    </style:style>
    <style:style style:name="T133" style:parent-style-name="DefaultParagraphFont" style:family="text">
      <style:text-properties fo:color="#211D1E"/>
    </style:style>
    <style:style style:name="T134" style:parent-style-name="DefaultParagraphFont" style:family="text">
      <style:text-properties fo:color="#211D1E"/>
    </style:style>
    <style:style style:name="T135" style:parent-style-name="DefaultParagraphFont" style:family="text">
      <style:text-properties fo:color="#211D1E"/>
    </style:style>
    <style:style style:name="T136" style:parent-style-name="DefaultParagraphFont" style:family="text">
      <style:text-properties fo:color="#211D1E"/>
    </style:style>
    <style:style style:name="T137" style:parent-style-name="DefaultParagraphFont" style:family="text">
      <style:text-properties fo:color="#211D1E"/>
    </style:style>
    <style:style style:name="T138" style:parent-style-name="DefaultParagraphFont" style:family="text">
      <style:text-properties fo:color="#211D1E"/>
    </style:style>
    <style:style style:name="T139" style:parent-style-name="DefaultParagraphFont" style:family="text">
      <style:text-properties fo:color="#211D1E"/>
    </style:style>
    <style:style style:name="T140" style:parent-style-name="DefaultParagraphFont" style:family="text">
      <style:text-properties fo:color="#211D1E"/>
    </style:style>
    <style:style style:name="T141" style:parent-style-name="DefaultParagraphFont" style:family="text">
      <style:text-properties fo:color="#211D1E"/>
    </style:style>
    <style:style style:name="T142" style:parent-style-name="DefaultParagraphFont" style:family="text">
      <style:text-properties fo:color="#211D1E"/>
    </style:style>
    <style:style style:name="T143" style:parent-style-name="DefaultParagraphFont" style:family="text">
      <style:text-properties fo:color="#211D1E"/>
    </style:style>
    <style:style style:name="T144" style:parent-style-name="DefaultParagraphFont" style:family="text">
      <style:text-properties fo:color="#211D1E"/>
    </style:style>
    <style:style style:name="T145" style:parent-style-name="DefaultParagraphFont" style:family="text">
      <style:text-properties fo:color="#211D1E"/>
    </style:style>
    <style:style style:name="T146" style:parent-style-name="DefaultParagraphFont" style:family="text">
      <style:text-properties fo:color="#211D1E"/>
    </style:style>
    <style:style style:name="T147" style:parent-style-name="DefaultParagraphFont" style:family="text">
      <style:text-properties fo:color="#211D1E"/>
    </style:style>
    <style:style style:name="T148" style:parent-style-name="DefaultParagraphFont" style:family="text">
      <style:text-properties fo:color="#211D1E"/>
    </style:style>
    <style:style style:name="T149" style:parent-style-name="DefaultParagraphFont" style:family="text">
      <style:text-properties fo:color="#211D1E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fo:font-style="italic" style:font-style-asian="italic"/>
    </style:style>
    <style:style style:name="T153" style:parent-style-name="DefaultParagraphFont" style:family="text">
      <style:text-properties fo:font-style="italic" style:font-style-asian="italic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7" style:parent-style-name="Normal" style:family="paragraph">
      <style:text-properties fo:font-weight="bold" style:font-weight-asian="bold" fo:font-size="14pt" style:font-size-asian="14pt"/>
    </style:style>
    <style:style style:name="P158" style:parent-style-name="Normal" style:family="paragraph">
      <style:paragraph-properties fo:margin-bottom="0.0833in" fo:line-height="100%"/>
    </style:style>
    <style:style style:name="T159" style:parent-style-name="DefaultParagraphFont" style:family="text">
      <style:text-properties fo:font-weight="bold" style:font-weight-asian="bold" fo:font-size="14pt" style:font-size-asian="14pt"/>
    </style:style>
    <style:style style:name="P160" style:parent-style-name="Normal" style:family="paragraph">
      <style:paragraph-properties fo:margin-bottom="0.0833in" fo:line-height="100%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T173" style:parent-style-name="DefaultParagraphFont" style:family="text">
      <style:text-properties fo:font-size="12pt" style:font-size-asian="12pt" style:font-size-complex="12pt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T175" style:parent-style-name="DefaultParagraphFont" style:family="text">
      <style:text-properties fo:font-size="12pt" style:font-size-asian="12pt" style:font-size-complex="12pt"/>
    </style:style>
    <style:style style:name="T17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77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178" style:parent-style-name="Normal" style:family="paragraph">
      <style:paragraph-properties fo:margin-bottom="0.0833in" fo:line-height="100%"/>
    </style:style>
    <style:style style:name="T17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80" style:parent-style-name="DefaultParagraphFont" style:family="text">
      <style:text-properties fo:font-size="12pt" style:font-size-asian="12pt" style:font-size-complex="12pt"/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T182" style:parent-style-name="DefaultParagraphFont" style:family="text">
      <style:text-properties fo:font-size="12pt" style:font-size-asian="12pt" style:font-size-complex="12pt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size="12pt" style:font-size-asian="12pt" style:font-size-complex="12pt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T190" style:parent-style-name="DefaultParagraphFont" style:family="text">
      <style:text-properties fo:font-size="12pt" style:font-size-asian="12pt" style:font-size-complex="12pt"/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T192" style:parent-style-name="DefaultParagraphFont" style:family="text">
      <style:text-properties fo:font-size="12pt" style:font-size-asian="12pt" style:font-size-complex="12pt"/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T194" style:parent-style-name="DefaultParagraphFont" style:family="text">
      <style:text-properties fo:font-size="12pt" style:font-size-asian="12pt" style:font-size-complex="12pt"/>
    </style:style>
    <style:style style:name="P195" style:parent-style-name="Normal" style:family="paragraph">
      <style:paragraph-properties fo:margin-bottom="0.0833in" fo:line-height="100%"/>
    </style:style>
    <style:style style:name="T19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T199" style:parent-style-name="DefaultParagraphFont" style:family="text">
      <style:text-properties fo:font-size="12pt" style:font-size-asian="12pt" style:font-size-complex="12pt"/>
    </style:style>
    <style:style style:name="T200" style:parent-style-name="DefaultParagraphFont" style:family="text">
      <style:text-properties fo:font-size="12pt" style:font-size-asian="12pt" style:font-size-complex="12pt"/>
    </style:style>
    <style:style style:name="T201" style:parent-style-name="DefaultParagraphFont" style:family="text">
      <style:text-properties fo:font-size="12pt" style:font-size-asian="12pt" style:font-size-complex="12pt"/>
    </style:style>
    <style:style style:name="T202" style:parent-style-name="DefaultParagraphFont" style:family="text">
      <style:text-properties fo:font-size="12pt" style:font-size-asian="12pt" style:font-size-complex="12pt"/>
    </style:style>
    <style:style style:name="T203" style:parent-style-name="DefaultParagraphFont" style:family="text">
      <style:text-properties fo:font-size="12pt" style:font-size-asian="12pt" style:font-size-complex="12pt"/>
    </style:style>
    <style:style style:name="T204" style:parent-style-name="DefaultParagraphFont" style:family="text">
      <style:text-properties fo:font-size="12pt" style:font-size-asian="12pt" style:font-size-complex="12pt"/>
    </style:style>
    <style:style style:name="T205" style:parent-style-name="DefaultParagraphFont" style:family="text">
      <style:text-properties fo:font-size="12pt" style:font-size-asian="12pt" style:font-size-complex="12pt"/>
    </style:style>
    <style:style style:name="P206" style:parent-style-name="Normal" style:family="paragraph">
      <style:paragraph-properties fo:margin-bottom="0.0833in" fo:line-height="100%"/>
    </style:style>
    <style:style style:name="T20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08" style:parent-style-name="DefaultParagraphFont" style:family="text">
      <style:text-properties fo:font-size="12pt" style:font-size-asian="12pt" style:font-size-complex="12pt"/>
    </style:style>
    <style:style style:name="T209" style:parent-style-name="DefaultParagraphFont" style:family="text">
      <style:text-properties fo:font-size="12pt" style:font-size-asian="12pt" style:font-size-complex="12pt"/>
    </style:style>
    <style:style style:name="T210" style:parent-style-name="DefaultParagraphFont" style:family="text">
      <style:text-properties fo:font-size="12pt" style:font-size-asian="12pt" style:font-size-complex="12pt"/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T212" style:parent-style-name="DefaultParagraphFont" style:family="text">
      <style:text-properties fo:font-size="12pt" style:font-size-asian="12pt" style:font-size-complex="12pt"/>
    </style:style>
    <style:style style:name="T213" style:parent-style-name="DefaultParagraphFont" style:family="text">
      <style:text-properties fo:font-size="12pt" style:font-size-asian="12pt" style:font-size-complex="12pt"/>
    </style:style>
    <style:style style:name="T214" style:parent-style-name="DefaultParagraphFont" style:family="text">
      <style:text-properties fo:font-size="12pt" style:font-size-asian="12pt" style:font-size-complex="12pt"/>
    </style:style>
    <style:style style:name="T215" style:parent-style-name="DefaultParagraphFont" style:family="text">
      <style:text-properties fo:font-size="12pt" style:font-size-asian="12pt" style:font-size-complex="12pt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217" style:parent-style-name="DefaultParagraphFont" style:family="text">
      <style:text-properties fo:font-size="12pt" style:font-size-asian="12pt" style:font-size-complex="12pt"/>
    </style:style>
    <style:style style:name="T218" style:parent-style-name="DefaultParagraphFont" style:family="text">
      <style:text-properties fo:font-size="12pt" style:font-size-asian="12pt" style:font-size-complex="12pt"/>
    </style:style>
    <style:style style:name="P219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220" style:parent-style-name="Normal" style:family="paragraph">
      <style:text-properties fo:font-weight="bold" style:font-weight-asian="bold" fo:font-size="14pt" style:font-size-asian="14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Collegial<text:s/></text:span><text:span text:style-name="T3">Certification<text:s/></text:span><text:span text:style-name="T4">Works<text:s/></text:span><text:span text:style-name="T5">f</text:span><text:span text:style-name="T6">or<text:s/></text:span><text:span text:style-name="T7">Truly<text:s/></text:span><text:span text:style-name="T8">Collegial<text:s/></text:span><text:span text:style-name="T9">Communities – But</text:span><text:span text:style-name="T10"> </text:span><text:span text:style-name="T11"><text:line-break/></text:span><text:span text:style-name="T12">What Happens When Real Money<text:s/></text:span><text:span text:style-name="T13">a</text:span><text:span text:style-name="T14">nd Power Are Involved?</text:span></text:p>
      <text:p text:style-name="P15">By Wes Kussmaul</text:p>
      <text:p text:style-name="P16"><text:span text:style-name="T17"><draw:custom-shape svg:x="0in" svg:y="0in" svg:width="6.26806in" svg:height="0.0006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8">What is a certificate<text:s/>supposed to be?</text:p>
      <text:p text:style-name="P19"><text:span text:style-name="T20">The intended purpose of digital certificates is<text:s/></text:span><text:span text:style-name="T21">to be our<text:s/></text:span><text:span text:style-name="T22">protection against the nefarious<text:s/></text:span><text:span text:style-name="T23">work</text:span><text:span text:style-name="T24"><text:s/>of<text:s/></text:span><text:span text:style-name="T25">scammers, botnet builders, and the<text:s/></text:span><text:span text:style-name="T26">growing<text:s/></text:span><text:span text:style-name="T27">landscape of fraud, theft, and bad deeds on the Internet. <text:s/></text:span><text:span text:style-name="T28">A certificate, whether on paper or<text:s/></text:span><text:span text:style-name="T29">in</text:span><text:span text:style-name="T30"><text:s/></text:span><text:span text:style-name="T31">digital<text:s/></text:span><text:span text:style-name="T32">bits, consists of<text:s/></text:span><text:span text:style-name="T33">authority</text:span><text:span text:style-name="T34"><text:s/>attesting to the validity of an<text:s/></text:span><text:span text:style-name="T35">assertion</text:span><text:span text:style-name="T36">.</text:span><text:span text:style-name="T37"><text:s/></text:span><text:span text:style-name="T38"><text:s/></text:span><text:span text:style-name="T39">In the familiar world of paper documents, a</text:span><text:span text:style-name="T40"><text:s/></text:span><text:span text:style-name="T41">driver’s license</text:span><text:span text:style-name="T42"><text:s/>is authority attesting to the validity of the assertion that an individual is competent to drive. A<text:s/></text:span><text:span text:style-name="T43">passport</text:span><text:span text:style-name="T44"><text:s/>is authority attesting to the validity of an individual’s legal right to travel abroad. A<text:s/></text:span><text:span text:style-name="T45">birth certificate</text:span><text:span text:style-name="T46"><text:s/>is authority attesting to the assertion of an individual’s parents and hospital staff to the circumstances of their birth.</text:span></text:p>
      <text:p text:style-name="P47"><text:span text:style-name="T48">In</text:span><text:span text:style-name="T49"><text:s/>the digital world,</text:span><text:span text:style-name="T50"><text:s/>a<text:s/></text:span><text:span text:style-name="T51">site certificate</text:span><text:span text:style-name="T52"><text:s/></text:span><text:span text:style-name="T53">should be</text:span><text:span text:style-name="T54"><text:s/></text:span><text:span text:style-name="T55">authority</text:span><text:span text:style-name="T56"><text:s/>attesting to the validity of an<text:s/></text:span><text:span text:style-name="T57">assertion</text:span><text:span text:style-name="T58"><text:s/>of<text:s/></text:span><text:span text:style-name="T59">site<text:s/></text:span><text:span text:style-name="T60">ownership</text:span><text:span text:style-name="T61">, and an<text:s/></text:span><text:span text:style-name="T62">identity</text:span><text:span text:style-name="T63"><text:s/></text:span><text:span text:style-name="T64">certificate</text:span><text:span text:style-name="T65"><text:s/></text:span><text:span text:style-name="T66">should</text:span><text:span text:style-name="T67"><text:s/>be authority attesting to an individual’s assertion of who they are</text:span><text:span text:style-name="T68">.<text:s/></text:span></text:p>
      <text:p text:style-name="P69">However, unlike the attestations in the more traditional<text:s/>paper<text:s/>forms of certification<text:s/>–<text:s/>where the source of authority is clear<text:s/>–<text:s/>site and identity attestations<text:s/>all too often<text:s/>come from marketing efforts<text:s/>of<text:s/>commercial enterprises<text:s/>whose<text:s/>aim is<text:s/>to convince the public that they possess authority<text:s/>that,<text:s/>in fact,<text:s/>they do not.</text:p>
      <text:p text:style-name="P70"><text:span text:style-name="T71"><draw:frame draw:z-index="251656704" draw:id="id1" draw:style-name="a1" draw:name="Text Box 2" text:anchor-type="paragraph" svg:x="0.63542in" svg:y="0.08333in" svg:width="5.09375in" svg:height="0.97917in" style:rel-width="scale" style:rel-height="scale"><draw:text-box><text:p text:style-name="P72">Commercial certification authorities protect you from anyone from whom they are unwilling to take money.</text:p></draw:text-box><svg:title/><svg:desc/></draw:frame></text:span></text:p>
      <text:p text:style-name="P73"/>
      <text:p text:style-name="P74"><text:span text:style-name="T75"><draw:frame draw:z-index="251659776" draw:id="id2" draw:style-name="a2" draw:name="Text Box 3" text:anchor-type="paragraph" svg:x="3.875in" svg:y="0.16597in" svg:width="1.61458in" svg:height="0.42708in" style:rel-width="scale" style:rel-height="scale"><draw:text-box><text:p text:style-name="P76">– Matt Blaze</text:p></draw:text-box><svg:title/><svg:desc/></draw:frame></text:span></text:p>
      <text:p text:style-name="P77"/>
      <text:p text:style-name="P78">In other words, they protect you from no one – since commercial certification authorities are in business to make money<text:s/>and will<text:s/>gladly<text:s/>take it from anyone in exchange for a certificate.<text:s/></text:p>
      <text:p text:style-name="Normal"><text:span text:style-name="T79">So</text:span><text:span text:style-name="T80">-called</text:span><text:span text:style-name="T81"><text:s/></text:span><text:span text:style-name="T82">“</text:span><text:span text:style-name="T83">certification</text:span><text:span text:style-name="T84">”</text:span><text:span text:style-name="T85"><text:s/></text:span><text:span text:style-name="T86">can be<text:s/></text:span><text:span text:style-name="T87">performed by anyone<text:s/></text:span><text:span text:style-name="T88">with</text:span><text:span text:style-name="T89"><text:s/>a server<text:s/></text:span><text:span text:style-name="T90">running</text:span><text:span text:style-name="T91"><text:s/>some software.<text:s/></text:span><text:span text:style-name="T92">With no criminal or civil liability – such as<text:s/></text:span><text:span text:style-name="T93">that which<text:s/></text:span><text:span text:style-name="T94">a</text:span><text:span text:style-name="T95"><text:s/>notary public takes on when<text:s/></text:span><text:span text:style-name="T96">he puts his</text:span><text:span text:style-name="T97"><text:s/>name and seal on a document</text:span><text:span text:style-name="T98"><text:s/>– the</text:span><text:span text:style-name="T99"><text:s/>inevitable result is digital certificates made and sold like<text:s/></text:span><text:span text:style-name="T100">the<text:s/></text:span><text:span text:style-name="T101">pretend birth certificates</text:span><text:span text:style-name="T102"><text:s/></text:span><text:span text:style-name="T103">shipped with children’s dolls,<text:s/></text:span><text:span text:style-name="T104">dressed in flashy words like</text:span><text:span text:style-name="T105"><text:s/></text:span><text:span text:style-name="T106">“cryptography” and “secure socket layer.”</text:span></text:p>
      <text:p text:style-name="P107"><text:span text:style-name="T108">Collegial<text:s/></text:span><text:span text:style-name="T109">c</text:span><text:span text:style-name="T110">ertification –<text:s/></text:span><text:span text:style-name="T111">sounds</text:span><text:span text:style-name="T112"><text:s/></text:span><text:span text:style-name="T113">g</text:span><text:span text:style-name="T114">ood</text:span><text:span text:style-name="T115"><text:s/></text:span></text:p>
      <text:p text:style-name="P116"><text:span text:style-name="T117">The consequences of<text:s/></text:span><text:span text:style-name="T118">this</text:span><text:span text:style-name="T119"><text:s/>casual treatment of the concept of “authority”<text:s/></text:span><text:span text:style-name="T120">has<text:s/></text:span><text:span text:style-name="T121">led some</text:span><text:span text:style-name="T122"><text:s/>to question the way certification is performed, as evidenced by their creation of a relatively non-technical certification concept that makes sense in some situations.</text:span><text:span text:style-name="T123"><text:s text:c="2"/>Recognizing it as a workable and valid system for certain types of<text:s/></text:span><text:span text:style-name="T124">small<text:s/></text:span><text:span text:style-name="T125">communities, we have named this concept<text:s/></text:span><text:span text:style-name="T126">collegial certification</text:span><text:span text:style-name="T127">.</text:span></text:p>
      <text:soft-page-break/>
      <text:p text:style-name="P128">In collegial certification,<text:s/>formal certificates are replaced with signatures of acquaintances and colleagues whose personal knowledge of the subject individual allows them to attest to validity of the subject’s identity claims.<text:s/>This is a reasonable and valid descendant of the age-old trust concept of village members trusting the word of others they know in the village.</text:p>
      <text:p text:style-name="P129"/>
      <text:p text:style-name="P130"><text:span text:style-name="T131">The original PKI-</text:span><text:span text:style-name="T132">based</text:span><text:span text:style-name="T133"><text:s/>form of collegial attestation</text:span><text:span text:style-name="T134"><text:s/></text:span><text:span text:style-name="T135">was Phil Zimmerman’s PGP — Pretty Good Privacy.<text:s/></text:span><text:span text:style-name="T136"><text:s/></text:span><text:span text:style-name="T137">PGP was a complete system providing both attestation of identity and a well thought out way to build communities of encrypted information exchange.<text:s/></text:span><text:span text:style-name="T138"><text:s/></text:span><text:span text:style-name="T139">It defined standard formats for the exchange of public keys and symmetric keys, the signing of messages and files, encryption, and certification.<text:s/></text:span><text:span text:style-name="T140"><text:s/></text:span><text:span text:style-name="T141">The</text:span><text:span text:style-name="T142"><text:s/></text:span><text:span text:style-name="T143">non-commercial</text:span><text:span text:style-name="T144"><text:s/>version, OpenPGP,<text:s/></text:span><text:span text:style-name="T145">is</text:span><text:span text:style-name="T146"><text:s/>responsible for<text:s/></text:span><text:span text:style-name="T147">most</text:span><text:span text:style-name="T148"><text:s/>of the world’s encrypted email.<text:s/></text:span><text:span text:style-name="T149"><text:s/></text:span></text:p>
      <text:p text:style-name="P150"/>
      <text:p text:style-name="P151">OpenPGP<text:s/>uses<text:s/>a decentralized system of trusted “introducers,” which are the same as a<text:s/>certification authority,<text:s/>thereby<text:s/>sidestepping<text:s/>the<text:s/>mistrust of centralized authority.<text:s text:c="2"/>Anyone can certify anyone else using<text:s/>this<text:s/>network of introducers,<text:s/>where a trusted introducer can introduce others to<text:s/><text:span text:style-name="T152">their</text:span><text:s/>trusted introducers. The idea is that it takes two trusted introducers to certify, supposedly providing fault tolerance in case one introducer is corrupted. <text:s/>But where is it written or expected that<text:s/><text:span text:style-name="T153">any</text:span><text:s/>number of introducers can’t be corrupted?</text:p>
      <text:p text:style-name="P154"/>
      <text:p text:style-name="P155">There have been a number of implementations of the collegial certification concept<text:s/>offering an assortment of<text:s/>improvements. <text:s/>But none addresses the underlying flaw in collegial certification:<text:s/><text:s/>the intrusion of the corrupting influence of money or power, which can sneak in unseen and unexpected.</text:p>
      <text:p text:style-name="P156"/>
      <text:p text:style-name="P157">The unfixable<text:s/>problem</text:p>
      <text:p text:style-name="Normal">Our existing certification infrastructure is<text:s/>broken<text:s/>for exactly the reason cited<text:s/>above<text:s/>by<text:s/>Matt<text:s/>Blaze. But is collegial certification the answer?<text:s/><text:s/>Let’s look at this statement: “You should only trust honest and sophisticated introducers that understand what it means to sign a key, and will exercise due diligence in ascertaining the identity of the keyholder before signing the key in question.” How hard would it be for, say, a few members of<text:s/>a corrupt<text:s/>campaign staff or a group of<text:s/>shady<text:s/>characters to conspire to convince a PGP key holder that a particular individual is someone who he is not? Do that a few times with a few different key holders and voilà, you have a corrupt little weblet of trust that is fully integrated into the<text:s/>network of trusted “introducers.”<text:s/><text:s/></text:p>
      <text:p text:style-name="Normal">In a worldwide faculty club where<text:s/>little<text:s/>money is at stake, collegial attestation can work. Wikipedia’s entry under PGP notes that<text:s/>the problem of correctly identifying a public key as belonging to a particular user<text:s/>– that is,<text:s/>assuring<text:s/>the integrity of the identity certificate –<text:s/><text:s/>is not unique to PGP. All public key / private key cryptosystems have the same problem, if in slightly different guise, and no fully satisfactory solution is known.<text:s/></text:p>
      <text:p text:style-name="P158"><text:span text:style-name="T159">What is the solution for our “global village” of billions?</text:span></text:p>
      <text:p text:style-name="P160"><text:span text:style-name="T161">Collegial certification is an excellent solution for groups whose members care enough about their information infrastructure to understand how they work and to guide their operation. However,</text:span><text:span text:style-name="T162"><text:s/>collegial certification</text:span><text:span text:style-name="T163"><text:s/>does not help solve the issue of certification for the majority of the world’s population,<text:s/></text:span><text:span text:style-name="T164">who have</text:span><text:span text:style-name="T165"><text:s/>little<text:s/></text:span><text:span text:style-name="T166">or</text:span><text:span text:style-name="T167"><text:s/>no understanding of certification in the digital realm</text:span><text:span text:style-name="T168">. <text:s/></text:span><text:span text:style-name="T169">How easy<text:s/></text:span><text:span text:style-name="T170">would</text:span><text:span text:style-name="T171"><text:s/>it be for organized scammers and criminals to game<text:s/></text:span><text:span text:style-name="T172">a</text:span><text:span text:style-name="T173"><text:s/></text:span><text:span text:style-name="T174">collegial certification system and convincingly portray their certifications as reliable</text:span><text:span text:style-name="T175">.</text:span><text:span text:style-name="T176"><text:s/></text:span></text:p>
      <text:soft-page-break/>
      <text:p text:style-name="P177">The Authenticity Infrastructure portion of the<text:s/>Quiet Enjoyment Infrastructure specifically addresses the flaws that collegial certification simply cannot resolve because they are rooted in human<text:s/>factors<text:s/>that can’t be fixed by technology alone. <text:s/>These<text:s/>elements<text:s/>are<text:s/>the foundation of<text:s/>the new<text:s/>PKI-based Authenticity<text:s/>that<text:s/>we call PKI Done Right:</text:p>
      <text:p text:style-name="P178"><text:span text:style-name="T179">Duly constituted public authority</text:span><text:span text:style-name="T180">.<text:s/></text:span><text:span text:style-name="T181">The City of Osmio, a root certification authority, is<text:s/></text:span><text:span text:style-name="T182">the worldwide version</text:span><text:span text:style-name="T183"><text:s/></text:span><text:span text:style-name="T184">of</text:span><text:span text:style-name="T185"><text:s/></text:span><text:span text:style-name="T186">a<text:s/></text:span><text:span text:style-name="T187">C</text:span><text:span text:style-name="T188">ity<text:s/></text:span><text:span text:style-name="T189">H</text:span><text:span text:style-name="T190">all, where birth certificates and other attestation documents are kept. Osmio</text:span><text:span text:style-name="T191"><text:s/>was<text:s/></text:span><text:span text:style-name="T192">chartered on March 7, 2005, in Geneva Switzerland, at the headquarters of the International Telecommunication Union. <text:s/>Its root key signing ceremony was executed and documented on September 12, 201</text:span><text:span text:style-name="T193">7.</text:span><text:span text:style-name="T194"><text:s text:c="2"/></text:span></text:p>
      <text:p text:style-name="P195"><text:span text:style-name="T196">Professional liability.</text:span><text:span text:style-name="T197"><text:s text:c="2"/></text:span><text:span text:style-name="T198">Signers</text:span><text:span text:style-name="T199"><text:s/></text:span><text:span text:style-name="T200">of<text:s/></text:span><text:span text:style-name="T201">site certificates</text:span><text:span text:style-name="T202">, code signers, and others who put their good name on permits and other attestations are professionally liable for the integrity of what they<text:s/></text:span><text:span text:style-name="T203">vouch</text:span><text:span text:style-name="T204"><text:s/>for</text:span><text:span text:style-name="T205">,</text:span><text:s/>just<text:s/>as notaries are for the documents they notarize.<text:s/></text:p>
      <text:p text:style-name="P206"><text:span text:style-name="T207">Personal accountability.</text:span><text:span text:style-name="T208"><text:s text:c="2"/></text:span><text:span text:style-name="T209">Identity</text:span><text:span text:style-name="T210"><text:s/>certificates represent real human beings with measurable certainty</text:span><text:span text:style-name="T211">, providing<text:s/></text:span><text:span text:style-name="T212">complete<text:s/></text:span><text:span text:style-name="T213">privacy<text:s/></text:span><text:span text:style-name="T214">but<text:s/></text:span><text:span text:style-name="T215">for</text:span><text:span text:style-name="T216"><text:s/>accountability</text:span><text:span text:style-name="T217"><text:s/>(unmasking)</text:span><text:span text:style-name="T218"><text:s/>by court order.</text:span></text:p>
      <text:p text:style-name="P219"><text:s text:c="5"/></text:p>
      <text:p text:style-name="P220">Conclusion</text:p>
      <text:p text:style-name="Normal">If<text:s/>a<text:s/>collegial<text:s/>certification system assumes that its members are special, that they are uniformly and always trustworthy,<text:s/>the system may work for a while.<text:s/><text:s/>But when real money or power<text:s/>creep<text:s/>in<text:s/>– nearly as certain as rain –<text:s/>the system breaks down. <text:s/>That’s why a good system is built not on the naïve “trust, but verify” cliché but rather on “distrust until there is reason to trust, and make sure accountability is built in.” <text:s/>A combination of duly constituted public authority, professional liability, and clearly defined personal accountability<text:s/>provides a strong defense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ph</meta:initial-creator>
    <dc:creator>Stephanie Clayton</dc:creator>
    <meta:creation-date>2018-02-15T23:49:00Z</meta:creation-date>
    <dc:date>2018-02-15T23:49:00Z</dc:date>
    <meta:template xlink:href="Normal" xlink:type="simple"/>
    <meta:editing-cycles>2</meta:editing-cycles>
    <meta:editing-duration>PT0S</meta:editing-duration>
    <meta:document-statistic meta:page-count="3" meta:paragraph-count="15" meta:word-count="1166" meta:character-count="7800" meta:row-count="55" meta:non-whitespace-character-count="6649"/>
  </office:meta>
</office:document-meta>
</file>